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f5481" officeooo:paragraph-rsid="001f54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ask 4 : Setup and Use a Firewall on Windows/Linux</text:h>
      <text:p text:style-name="Text_20_body"/>
      <text:p text:style-name="P1">Step 1: Install ufw</text:p>
      <text:p text:style-name="P1"><text:tab/>sudo apt install ufw</text:p>
      <text:p text:style-name="P1">Step 2: Add rules</text:p>
      <text:p text:style-name="P1"><text:tab/>ufw deny telnet</text:p>
      <text:p text:style-name="P1"><text:tab/>ufw allow ssh</text:p>
      <text:p text:style-name="P1">Step 3: List added rules</text:p>
      <text:p text:style-name="P1"><text:tab/>ufw show added</text:p>
      <text:p text:style-name="P1">Step 4: Check Status and Enable / Disable firewall</text:p>
      <text:p text:style-name="P1"><text:tab/>ufw status</text:p>
      <text:p text:style-name="P1"><text:tab/>ufw enable</text:p>
      <text:p text:style-name="P1">Step 5: Check rules working or not from different vm</text:p>
      <text:p text:style-name="P1">Step 6: Remove rules</text:p>
      <text:p text:style-name="P1"><text:tab/>ufw delete n (n=1,2,3....)</text:p>
      <text:p text:style-name="P1">Step 7: Disable ufw</text:p>
      <text:p text:style-name="P1"><text:tab/>ufw disable</text:p>
      <text:p text:style-name="P1">How Firewall filter traffic</text:p>
      <text:p text:style-name="P1">Ans: Firewall is at the network layer and uses packet filtering in this scenario that looks for incoming traffic for the specified rules and if packet matches that rule doesn’t allow it to go through i.e. deny the requested service. In this task we denyed ssh service that was deny any connection request made in network to the port 23 on target computer that had ufw enabl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7:58:30.459580541</meta:creation-date>
    <meta:generator>LibreOffice/7.3.7.2$Linux_X86_64 LibreOffice_project/30$Build-2</meta:generator>
    <dc:date>2025-06-27T23:01:56.921539838</dc:date>
    <meta:editing-duration>PT9M10S</meta:editing-duration>
    <meta:editing-cycles>1</meta:editing-cycles>
    <meta:document-statistic meta:table-count="0" meta:image-count="0" meta:object-count="0" meta:page-count="1" meta:paragraph-count="18" meta:word-count="144" meta:character-count="781" meta:non-whitespace-character-count="647"/>
  </office:meta>
</office:document-meta>
</file>